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eed4" officeooo:paragraph-rsid="0019eed4"/>
    </style:style>
    <style:style style:name="P2" style:family="paragraph" style:parent-style-name="Standard">
      <style:text-properties officeooo:rsid="0019eed4" officeooo:paragraph-rsid="001bb7be"/>
    </style:style>
    <style:style style:name="P3" style:family="paragraph" style:parent-style-name="Standard">
      <style:text-properties officeooo:rsid="001bb7be" officeooo:paragraph-rsid="001bb7be"/>
    </style:style>
    <style:style style:name="T1" style:family="text">
      <style:text-properties officeooo:rsid="001bb7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ia 6: </text:span>Ethiek:</text:p>
      <text:p text:style-name="P1"/>
      <text:p text:style-name="P2">Onze oplaadpalen zijn milieu vriendelijk doordat de energie opgewekt wordt door middel van zonnepanelen. Hierdoor denken wij aan de toekomst van de mensheid <text:span text:style-name="T1">en gaat iedereen er op vooruit. Volgens de gevolgenethiek wordt hier dus het grootste geluk voor het grootste aantal mensen behaald.</text:span></text:p>
      <text:p text:style-name="P1"/>
      <text:p text:style-name="P1">De zonnepanelen die wij gebruiken worden gemaakt in lage loonlanden. Dit is nodig omdat de prijs van het oplaadstation te hoog wordt en niet meer rendabel is. Vaak zijn de werkomstandigheden in deze landen niet optimaal. Volgens de verantwoordelijkheidsethiek moet je rekening houden met de Ander en je je niet achter de vacante verantwoordelijkheid schuilen. Hierom kiezen wij er voor om langs te gaan bij het bedrijf om de werkomstandigheden te controleren.</text:p>
      <text:p text:style-name="P1"/>
      <text:p text:style-name="P1">Omdat wij openbaar reclame gaan maken voor een groot publiek dienen wij volgens de deugdenethiek zorgzaam te zijn voor onze medemens (waaronder ook kinderen) en zullen wij de reclame vooraf strikt controleren en provoicerende reclame niet accepteren.</text:p>
      <text:p text:style-name="P1"/>
      <text:p text:style-name="P3">De oplaadpaal zal elektronisch worden beveiligd. Volgens de plichtethiek moeten wij de veiligheid van de gebruikers waarborgen en zal de paal geen schade aan mogen richten aan de gebruiker.</text:p>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6T11:30:15.283849313</meta:creation-date>
    <dc:date>2016-06-16T11:44:14.949131799</dc:date>
    <meta:editing-duration>PT13M59S</meta:editing-duration>
    <meta:editing-cycles>2</meta:editing-cycles>
    <meta:generator>LibreOffice/4.3.3.2$Linux_X86_64 LibreOffice_project/430m0$Build-2</meta:generator>
    <meta:document-statistic meta:table-count="0" meta:image-count="0" meta:object-count="0" meta:page-count="1" meta:paragraph-count="5" meta:word-count="185" meta:character-count="1201" meta:non-whitespace-character-count="1021"/>
  </office:meta>
</office:document-meta>
</file>